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e6e6e6" draw:fill="none" draw:fill-color="#ffffff" draw:textarea-horizontal-align="left" draw:auto-grow-height="true" draw:auto-grow-width="false" fo:min-height="0cm" fo:min-width="3.31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solid" draw:stroke-dash="Line_20_with_20_Fine_20_Dots" draw:opacity="0%" draw:textarea-horizontal-align="justify" draw:textarea-vertical-align="middle" draw:auto-grow-height="false" draw:shadow-offset-x="0.305cm" draw:shadow-offset-y="0.305cm" draw:shadow-opacity="0%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12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P1" style:family="paragraph">
      <style:text-properties style:text-outline="false" fo:font-style="italic" fo:text-shadow="1pt 1pt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style:text-outline="false" fo:font-size="30pt" fo:font-style="italic" fo:text-shadow="1pt 1pt" style:font-size-asian="30pt" style:font-style-asian="italic" style:font-size-complex="3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1.432cm" svg:x="6.715cm" svg:y="16.078cm">
          <draw:text-box>
            <text:p text:style-name="P1"><text:span text:style-name="T1">FAT</text:span></text:p>
          </draw:text-box>
        </draw:frame>
        <draw:custom-shape draw:style-name="gr2" draw:text-style-name="P2" draw:layer="layout" svg:width="8.89cm" svg:height="20.955cm" svg:x="9.89cm" svg:y="2.90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817cm" svg:height="0.962cm" svg:x="12.43cm" svg:y="22.263cm">
          <draw:text-box>
            <text:p>Boot Sector</text:p>
          </draw:text-box>
        </draw:frame>
        <draw:line draw:style-name="gr4" draw:text-style-name="P2" draw:layer="layout" svg:x1="9.89cm" svg:y1="21.32cm" svg:x2="18.78cm" svg:y2="21.32cm">
          <text:p/>
        </draw:line>
        <draw:line draw:style-name="gr4" draw:text-style-name="P2" draw:layer="layout" svg:x1="9.89cm" svg:y1="12.43cm" svg:x2="18.78cm" svg:y2="12.43cm">
          <text:p/>
        </draw:line>
        <draw:custom-shape draw:style-name="gr5" draw:text-style-name="P2" draw:id="id1" draw:layer="layout" svg:width="8.89cm" svg:height="3.175cm" svg:x="9.89cm" svg:y="9.25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89cm" svg:y1="11.16cm" svg:x2="18.78cm" svg:y2="11.16cm">
          <text:p/>
        </draw:line>
        <draw:frame draw:style-name="gr3" draw:layer="layout" svg:width="6.213cm" svg:height="0.962cm" svg:x="11.297cm" svg:y="11.468cm">
          <draw:text-box>
            <text:p>Root Directory Entry</text:p>
          </draw:text-box>
        </draw:frame>
        <draw:frame draw:style-name="gr3" draw:layer="layout" svg:width="5.684cm" svg:height="0.962cm" svg:x="3.571cm" svg:y="20.993cm">
          <draw:text-box>
            <text:p>512 byte/Settore 1</text:p>
          </draw:text-box>
        </draw:frame>
        <draw:frame draw:style-name="gr7" draw:layer="layout" svg:width="6.408cm" svg:height="1.673cm" svg:x="2.905cm" svg:y="12.43cm">
          <draw:text-box>
            <text:p>17-esimo settore </text:p>
            <text:p>(2 Cluster+1 Settore)</text:p>
          </draw:text-box>
        </draw:frame>
        <draw:frame draw:style-name="gr3" draw:layer="layout" svg:width="5.984cm" svg:height="0.962cm" svg:x="2.905cm" svg:y="8.928cm">
          <draw:text-box>
            <text:p>3 Cluster+1 Settore</text:p>
          </draw:text-box>
        </draw:frame>
        <draw:connector draw:style-name="gr8" draw:text-style-name="P2" draw:layer="layout" draw:type="curve" svg:x1="9.89cm" svg:y1="10.842cm" svg:x2="9.89cm" svg:y2="7.667cm" draw:start-shape="id1" draw:start-glue-point="3" draw:end-shape="id2" draw:end-glue-point="3" svg:d="m9890 10842c-751 0-751-3175 0-3175">
          <text:p/>
        </draw:connector>
        <draw:line draw:style-name="gr4" draw:text-style-name="P2" draw:layer="layout" svg:x1="9.89cm" svg:y1="6.08cm" svg:x2="18.78cm" svg:y2="6.08cm">
          <text:p/>
        </draw:line>
        <draw:frame draw:style-name="gr9" draw:layer="layout" svg:width="6.069cm" svg:height="1.27cm" svg:x="11.441cm" svg:y="7.35cm">
          <draw:text-box>
            <text:p>Root Directory Data</text:p>
          </draw:text-box>
        </draw:frame>
        <draw:line draw:style-name="gr4" draw:text-style-name="P2" draw:layer="layout" svg:x1="9.89cm" svg:y1="20.05cm" svg:x2="18.78cm" svg:y2="20.05cm">
          <text:p/>
        </draw:line>
        <draw:line draw:style-name="gr4" draw:text-style-name="P2" draw:layer="layout" svg:x1="9.89cm" svg:y1="18.78cm" svg:x2="18.78cm" svg:y2="18.78cm">
          <text:p/>
        </draw:line>
        <draw:line draw:style-name="gr4" draw:text-style-name="P2" draw:layer="layout" svg:x1="9.89cm" svg:y1="17.51cm" svg:x2="18.78cm" svg:y2="17.51cm">
          <text:p/>
        </draw:line>
        <draw:frame draw:style-name="gr3" draw:layer="layout" svg:width="4.519cm" svg:height="0.962cm" svg:x="12.356cm" svg:y="17.818cm">
          <draw:text-box>
            <text:p>CLUST_LAST</text:p>
          </draw:text-box>
        </draw:frame>
        <draw:frame draw:style-name="gr3" draw:layer="layout" svg:width="6.34cm" svg:height="0.962cm" svg:x="2.905cm" svg:y="5.753cm">
          <draw:text-box>
            <text:p>4 Cluster + 1 Settore</text:p>
          </draw:text-box>
        </draw:frame>
        <draw:custom-shape draw:style-name="gr10" draw:text-style-name="P2" draw:layer="layout" svg:width="0.635cm" svg:height="8.89cm" svg:x="9.255cm" svg:y="12.4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3.978cm" svg:height="0.962cm" svg:x="12.43cm" svg:y="19.088cm">
          <draw:text-box>
            <text:p>RESERVED</text:p>
          </draw:text-box>
        </draw:frame>
        <draw:frame draw:style-name="gr3" draw:layer="layout" svg:width="3.978cm" svg:height="0.962cm" svg:x="12.43cm" svg:y="20.358cm">
          <draw:text-box>
            <text:p>RESERVED</text:p>
          </draw:text-box>
        </draw:frame>
        <draw:line draw:style-name="gr4" draw:text-style-name="P2" draw:layer="layout" svg:x1="9.89cm" svg:y1="16.24cm" svg:x2="18.78cm" svg:y2="16.24cm">
          <text:p/>
        </draw:line>
        <draw:frame draw:style-name="gr3" draw:layer="layout" svg:width="2.576cm" svg:height="0.962cm" svg:x="13.029cm" svg:y="16.24cm">
          <draw:text-box>
            <text:p>0x0005</text:p>
          </draw:text-box>
        </draw:frame>
        <draw:frame draw:style-name="gr3" draw:layer="layout" svg:width="6.069cm" svg:height="0.962cm" svg:x="11.441cm" svg:y="3.848cm">
          <draw:text-box>
            <text:p>Root Directory Data</text:p>
          </draw:text-box>
        </draw:frame>
        <draw:custom-shape draw:style-name="gr11" draw:text-style-name="P2" draw:id="id2" draw:layer="layout" svg:width="8.89cm" svg:height="3.175cm" svg:x="9.89cm" svg:y="6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id="id4" draw:layer="layout" svg:width="8.89cm" svg:height="3.175cm" svg:x="9.89cm" svg:y="2.9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id="id3" draw:layer="layout" svg:width="8.89cm" svg:height="1.27cm" svg:x="9.89cm" svg:y="16.24cm">
          <text:p/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curve" svg:x1="18.78cm" svg:y1="7.667cm" svg:x2="18.78cm" svg:y2="16.875cm" draw:start-shape="id2" draw:start-glue-point="1" draw:end-shape="id3" draw:end-glue-point="1" svg:d="m18780 7667c751 0 751 9208 0 9208">
          <text:p/>
        </draw:connector>
        <draw:connector draw:style-name="gr8" draw:text-style-name="P2" draw:layer="layout" draw:type="curve" svg:x1="18.78cm" svg:y1="16.875cm" svg:x2="18.78cm" svg:y2="4.492cm" draw:start-shape="id3" draw:start-glue-point="1" draw:end-shape="id4" draw:end-glue-point="1" svg:d="m18780 16875c751 0 751-12383 0-12383">
          <text:p/>
        </draw:connector>
        <draw:frame draw:style-name="gr3" draw:layer="layout" svg:width="6.34cm" svg:height="0.962cm" svg:x="2.905cm" svg:y="2.578cm">
          <draw:text-box>
            <text:p>5 Cluster + 1 Sett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co </meta:initial-creator>
    <meta:creation-date>2010-04-11T17:09:42</meta:creation-date>
    <dc:date>2010-04-11T17:29:03</dc:date>
    <dc:creator>Marco </dc:creator>
    <meta:editing-duration>PT00H03M29S</meta:editing-duration>
    <meta:editing-cycles>1</meta:editing-cycles>
    <meta:document-statistic meta:object-count="31"/>
    <meta:generator>OpenOffice.org/3.1$Linux OpenOffice.org_project/310m19$Build-9420</meta:generator>
  </office:meta>
</office:document-meta>
</file>